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687066" officeooo:paragraph-rsid="0069edb3"/>
    </style:style>
    <style:style style:name="T1" style:family="text">
      <style:text-properties officeooo:rsid="0070a3c7"/>
    </style:style>
    <style:style style:name="T2" style:family="text">
      <style:text-properties officeooo:rsid="0077f034"/>
    </style:style>
    <style:style style:name="T3" style:family="text">
      <style:text-properties officeooo:rsid="00786f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<text:span text:style-name="T3">Le test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5T16:58:26.120110771</dc:date>
    <meta:editing-duration>P1DT6H10M38S</meta:editing-duration>
    <meta:editing-cycles>76</meta:editing-cycles>
    <meta:document-statistic meta:table-count="0" meta:image-count="0" meta:object-count="0" meta:page-count="1" meta:paragraph-count="2" meta:word-count="6" meta:character-count="49" meta:non-whitespace-character-count="45"/>
  </office:meta>
</office:document-meta>
</file>